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officeooo:rsid="0002a8b9" officeooo:paragraph-rsid="0002a8b9" style:font-size-asian="15.75pt" style:font-size-complex="18pt"/>
    </style:style>
    <style:style style:name="P2" style:family="paragraph" style:parent-style-name="Standard">
      <style:text-properties fo:font-size="15pt" style:text-underline-style="solid" style:text-underline-width="auto" style:text-underline-color="font-color" officeooo:rsid="0002a8b9" officeooo:paragraph-rsid="0002a8b9" style:font-size-asian="15pt" style:font-size-complex="15pt"/>
    </style:style>
    <style:style style:name="P3" style:family="paragraph" style:parent-style-name="Standard">
      <style:text-properties fo:font-size="12pt" officeooo:rsid="0002a8b9" officeooo:paragraph-rsid="0002a8b9" style:font-size-asian="10.5pt" style:font-size-complex="12pt"/>
    </style:style>
    <style:style style:name="P4" style:family="paragraph" style:parent-style-name="Standard">
      <style:text-properties fo:font-size="15pt" style:text-underline-style="solid" style:text-underline-width="auto" style:text-underline-color="font-color" fo:font-weight="normal" officeooo:rsid="0002a8b9" officeooo:paragraph-rsid="0002a8b9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2pt" fo:font-weight="bold" officeooo:rsid="0002a8b9" officeooo:paragraph-rsid="000ab68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02a8b9" officeooo:paragraph-rsid="00048c8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882da" officeooo:paragraph-rsid="000882da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5pt" style:text-underline-style="solid" style:text-underline-width="auto" style:text-underline-color="font-color" fo:font-weight="bold" officeooo:rsid="0009cea4" officeooo:paragraph-rsid="0009cea4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2pt" style:text-underline-style="none" fo:font-weight="normal" officeooo:rsid="000ab687" officeooo:paragraph-rsid="000ab68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bold" officeooo:rsid="000b6657" officeooo:paragraph-rsid="000b6657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bold" officeooo:rsid="000b6657" officeooo:paragraph-rsid="000cda92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1.244cm"/>
      <style:text-properties fo:font-size="12pt" officeooo:paragraph-rsid="000cda92" style:font-size-asian="12pt" style:font-size-complex="12pt"/>
    </style:style>
    <style:style style:name="P13" style:family="paragraph" style:parent-style-name="Standard">
      <style:text-properties fo:font-size="12pt" style:text-underline-style="none" fo:font-weight="bold" officeooo:rsid="000b6657" officeooo:paragraph-rsid="000cda92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style:text-underline-style="none" fo:font-weight="bold" officeooo:rsid="000b6657" officeooo:paragraph-rsid="000dc001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1.244cm"/>
      <style:text-properties fo:font-size="12pt" officeooo:paragraph-rsid="000dc001" style:font-size-asian="12pt" style:font-size-complex="12pt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bold" officeooo:rsid="000dc001" officeooo:paragraph-rsid="000dc001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5pt" style:text-underline-style="none" fo:font-weight="bold" officeooo:rsid="000e3fd2" officeooo:paragraph-rsid="000e3fd2" style:font-size-asian="13.1000003814697pt" style:font-weight-asian="bold" style:font-size-complex="15pt" style:font-weight-complex="bold"/>
    </style:style>
    <style:style style:name="P18" style:family="paragraph" style:parent-style-name="Standard">
      <style:text-properties fo:font-size="12pt" style:text-underline-style="none" fo:font-weight="bold" officeooo:rsid="000e3fd2" officeooo:paragraph-rsid="000e3fd2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normal" officeooo:rsid="000e3fd2" officeooo:paragraph-rsid="000e3fd2" style:font-size-asian="15.75pt" style:font-weight-asian="normal" style:font-size-complex="18pt" style:font-weight-complex="normal"/>
    </style:style>
    <style:style style:name="P20" style:family="paragraph" style:parent-style-name="Standard">
      <style:text-properties fo:font-size="12pt" style:text-underline-style="none" fo:font-weight="bold" officeooo:rsid="001a4ac2" officeooo:paragraph-rsid="001a4ac2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1daee1" officeooo:paragraph-rsid="001daee1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font-size="12pt" style:text-underline-style="none" fo:font-weight="bold" officeooo:rsid="001daee1" officeooo:paragraph-rsid="001daee1" style:font-size-asian="10.5pt" style:font-weight-asian="bold" style:font-size-complex="12pt" style:font-weight-complex="bold"/>
    </style:style>
    <style:style style:name="P23" style:family="paragraph" style:parent-style-name="Standard">
      <style:text-properties officeooo:paragraph-rsid="001daee1"/>
    </style:style>
    <style:style style:name="P24" style:family="paragraph" style:parent-style-name="Standard">
      <style:text-properties fo:font-weight="bold" officeooo:paragraph-rsid="001daee1" style:font-weight-asian="bold" style:font-weight-complex="bold"/>
    </style:style>
    <style:style style:name="P25" style:family="paragraph" style:parent-style-name="Standard">
      <style:text-properties officeooo:paragraph-rsid="0021d4c5"/>
    </style:style>
    <style:style style:name="P26" style:family="paragraph" style:parent-style-name="Standard">
      <style:text-properties fo:font-weight="bold" officeooo:paragraph-rsid="0021d4c5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76bb0"/>
    </style:style>
    <style:style style:name="T3" style:family="text">
      <style:text-properties fo:font-weight="normal" officeooo:rsid="00078ef6" style:font-weight-asian="normal" style:font-weight-complex="normal"/>
    </style:style>
    <style:style style:name="T4" style:family="text">
      <style:text-properties officeooo:rsid="00078ef6"/>
    </style:style>
    <style:style style:name="T5" style:family="text">
      <style:text-properties officeooo:rsid="00048c89"/>
    </style:style>
    <style:style style:name="T6" style:family="text">
      <style:text-properties fo:font-weight="normal" officeooo:rsid="00048c89" style:font-weight-asian="normal" style:font-weight-complex="normal"/>
    </style:style>
    <style:style style:name="T7" style:family="text">
      <style:text-properties fo:font-weight="normal" officeooo:rsid="00067b8d" style:font-weight-asian="normal" style:font-weight-complex="normal"/>
    </style:style>
    <style:style style:name="T8" style:family="text">
      <style:text-properties fo:font-weight="normal" officeooo:rsid="00076bb0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size="15pt" style:font-size-asian="13.1000003814697pt" style:font-size-complex="15pt"/>
    </style:style>
    <style:style style:name="T12" style:family="text">
      <style:text-properties fo:font-size="15pt" style:text-underline-style="solid" style:text-underline-width="auto" style:text-underline-color="font-color" officeooo:rsid="000b6657" style:font-size-asian="13.1000003814697pt" style:font-size-complex="15pt"/>
    </style:style>
    <style:style style:name="T13" style:family="text">
      <style:text-properties officeooo:rsid="000b9689"/>
    </style:style>
    <style:style style:name="T14" style:family="text">
      <style:text-properties fo:font-weight="normal" officeooo:rsid="000b9689" style:font-weight-asian="normal" style:font-weight-complex="normal"/>
    </style:style>
    <style:style style:name="T15" style:family="text">
      <style:text-properties fo:font-weight="normal" officeooo:rsid="000b9689" style:font-size-asian="12pt" style:font-weight-asian="normal" style:font-weight-complex="normal"/>
    </style:style>
    <style:style style:name="T16" style:family="text">
      <style:text-properties fo:font-size="16pt" style:font-size-asian="16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 officeooo:rsid="001be66a" style:font-weight-asian="normal" style:font-weight-complex="normal"/>
    </style:style>
    <style:style style:name="T19" style:family="text">
      <style:text-properties fo:font-weight="normal" officeooo:rsid="000dc001" style:font-weight-asian="normal" style:font-weight-complex="normal"/>
    </style:style>
    <style:style style:name="T20" style:family="text">
      <style:text-properties officeooo:rsid="000dc001"/>
    </style:style>
    <style:style style:name="T21" style:family="text">
      <style:text-properties fo:font-size="16pt" style:text-underline-style="solid" style:text-underline-width="auto" style:text-underline-color="font-color" style:font-size-asian="16pt"/>
    </style:style>
    <style:style style:name="T22" style:family="text">
      <style:text-properties fo:color="#202122" loext:opacity="100%" style:font-name="Arial" fo:background-color="#ffffff" loext:char-shading-value="0" style:font-name-complex="Arial1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font-weight="normal" officeooo:rsid="0012f35a" style:font-weight-asian="normal" style:font-weight-complex="normal"/>
    </style:style>
    <style:style style:name="T25" style:family="text">
      <style:text-properties fo:font-weight="normal" officeooo:rsid="0013b03d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a4ac2" style:font-weight-asian="normal" style:font-weight-complex="normal"/>
    </style:style>
    <style:style style:name="T27" style:family="text">
      <style:text-properties fo:font-weight="normal" officeooo:rsid="001a57d3" style:font-weight-asian="normal" style:font-weight-complex="normal"/>
    </style:style>
    <style:style style:name="T28" style:family="text">
      <style:text-properties fo:font-weight="normal" officeooo:rsid="001d33ef" style:font-weight-asian="normal" style:font-weight-complex="normal"/>
    </style:style>
    <style:style style:name="T29" style:family="text">
      <style:text-properties style:text-underline-style="none" fo:font-weight="normal" officeooo:rsid="001d33ef" style:font-weight-asian="normal" style:font-weight-complex="normal"/>
    </style:style>
    <style:style style:name="T30" style:family="text">
      <style:text-properties fo:font-weight="normal" officeooo:rsid="00243e1d" style:font-weight-asian="normal" style:font-weight-complex="normal"/>
    </style:style>
    <style:style style:name="T31" style:family="text">
      <style:text-properties officeooo:rsid="001e3039"/>
    </style:style>
    <style:style style:name="T32" style:family="text">
      <style:text-properties fo:font-weight="normal" officeooo:rsid="001f4d51" style:font-weight-asian="normal" style:font-weight-complex="normal"/>
    </style:style>
    <style:style style:name="T33" style:family="text">
      <style:text-properties fo:font-size="12pt" style:text-underline-style="none" fo:font-weight="bold" officeooo:rsid="001daee1" style:font-size-asian="10.5pt" style:font-weight-asian="bold" style:font-size-complex="12pt" style:font-weight-complex="bold"/>
    </style:style>
    <style:style style:name="T34" style:family="text">
      <style:text-properties fo:font-size="12pt" style:text-underline-style="none" fo:font-weight="bold" officeooo:rsid="001f4d51" style:font-size-asian="10.5pt" style:font-weight-asian="bold" style:font-size-complex="12pt" style:font-weight-complex="bold"/>
    </style:style>
    <style:style style:name="T35" style:family="text">
      <style:text-properties fo:font-size="12pt" style:text-underline-style="none" fo:font-weight="normal" officeooo:rsid="001f4d51" style:font-size-asian="10.5pt" style:font-weight-asian="normal" style:font-size-complex="12pt" style:font-weight-complex="normal"/>
    </style:style>
    <style:style style:name="T36" style:family="text">
      <style:text-properties fo:language="es" fo:country="ES" fo:font-weight="normal" officeooo:rsid="001f4d51" style:font-weight-asian="normal" style:font-weight-complex="normal"/>
    </style:style>
    <style:style style:name="T37" style:family="text">
      <style:text-properties fo:language="es" fo:country="ES" fo:font-weight="normal" officeooo:rsid="001f9945" style:font-weight-asian="normal" style:font-weight-complex="normal"/>
    </style:style>
    <style:style style:name="T38" style:family="text">
      <style:text-properties fo:language="es" fo:country="ES" officeooo:rsid="001f4d51"/>
    </style:style>
    <style:style style:name="T39" style:family="text">
      <style:text-properties fo:language="es" fo:country="ES" fo:font-weight="normal" officeooo:rsid="002167e7" style:font-weight-asian="normal" style:font-weight-complex="normal"/>
    </style:style>
    <style:style style:name="T40" style:family="text">
      <style:text-properties fo:language="es" fo:country="ES" fo:font-weight="bold" officeooo:rsid="001f4d51" style:font-weight-asian="bold" style:font-weight-complex="bold"/>
    </style:style>
    <style:style style:name="T41" style:family="text">
      <style:text-properties fo:language="es" fo:country="ES" fo:font-weight="bold" officeooo:rsid="001f9945" style:font-weight-asian="bold" style:font-weight-complex="bold"/>
    </style:style>
    <style:style style:name="T42" style:family="text">
      <style:text-properties fo:language="es" fo:country="ES" officeooo:rsid="001f9945"/>
    </style:style>
    <style:style style:name="T43" style:family="text">
      <style:text-properties fo:language="es" fo:country="ES" officeooo:rsid="0021d4c5"/>
    </style:style>
    <style:style style:name="T44" style:family="text">
      <style:text-properties fo:language="es" fo:country="ES" fo:font-weight="normal" officeooo:rsid="0021d4c5" style:font-weight-asian="normal" style:font-weight-complex="normal"/>
    </style:style>
    <style:style style:name="T45" style:family="text">
      <style:text-properties fo:language="es" fo:country="ES" fo:font-weight="bold" officeooo:rsid="0021d4c5" style:font-weight-asian="bold" style:font-weight-complex="bold"/>
    </style:style>
    <style:style style:name="T46" style:family="text">
      <style:text-properties fo:language="es" fo:country="ES" fo:font-weight="normal" style:font-weight-asian="normal" style:font-weight-complex="normal"/>
    </style:style>
    <style:style style:name="T47" style:family="text">
      <style:text-properties fo:language="es" fo:country="ES" fo:font-weight="bold" officeooo:rsid="002707ef" style:font-weight-asian="bold" style:font-weight-complex="bold"/>
    </style:style>
    <style:style style:name="T48" style:family="text">
      <style:text-properties fo:language="es" fo:country="ES" fo:font-weight="normal" officeooo:rsid="002707ef" style:font-weight-asian="normal" style:font-weight-complex="normal"/>
    </style:style>
    <style:style style:name="T49" style:family="text">
      <style:text-properties fo:language="es" fo:country="ES" fo:font-weight="bold" officeooo:rsid="002962e8" style:font-weight-asian="bold" style:font-weight-complex="bold"/>
    </style:style>
    <style:style style:name="T50" style:family="text">
      <style:text-properties fo:language="es" fo:country="ES" fo:font-weight="normal" officeooo:rsid="002962e8" style:font-weight-asian="normal" style:font-weight-complex="normal"/>
    </style:style>
    <style:style style:name="T51" style:family="text">
      <style:text-properties fo:language="es" fo:country="ES" officeooo:rsid="002962e8"/>
    </style:style>
    <style:style style:name="T52" style:family="text">
      <style:text-properties fo:font-size="12pt" fo:language="es" fo:country="ES" style:text-underline-style="none" fo:font-weight="normal" officeooo:rsid="001f4d51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DEFINICIÓN Y COMPONENTES</text:p>
      <text:p text:style-name="P2"><text:span text:style-name="T1">•</text:span>¿Que es un lenguaje de programación?</text:p>
      <text:p text:style-name="P3">-Un lenguaje de programación es aquel que nos permite comunicarnos con ordenadores para indicarles las funciones que estos realicen </text:p>
      <text:p text:style-name="P3"/>
      <text:p text:style-name="P4"><text:span text:style-name="T1">•</text:span>Tres partes fundamentales de un lenguaje de programación</text:p>
      <text:p text:style-name="P5">-<text:span text:style-name="T2">Léxico: </text:span><text:span text:style-name="T3">Los elementos léxicos de un lenguaje de programación son el conjunto de símbolos, palabras reservadas y reglas de construcción para crear nuevas palabras dentro de este</text:span></text:p>
      <text:p text:style-name="P5"><text:span text:style-name="T3"/></text:p>
      <text:p text:style-name="P5"><text:span text:style-name="T4">-</text:span><text:span text:style-name="T5">Semántica:</text:span><text:span text:style-name="T6"> </text:span><text:span text:style-name="T7">La semántica esta se refiere a que el código </text:span><text:span text:style-name="T8">tenga una similitud a lo que se quiere representar, lo que hace y su propósito</text:span></text:p>
      <text:p text:style-name="P5"><text:span text:style-name="T8"/></text:p>
      <text:p text:style-name="P6">-<text:span text:style-name="T5">Sintaxis</text:span><text:span text:style-name="T6">: La sintaxis son las reglas y estructuras que se utilizan para escribir el código de un programa u aplicación</text:span></text:p>
      <text:p text:style-name="P6"><text:span text:style-name="T8"/></text:p>
      <text:p text:style-name="P6"><text:span text:style-name="T3"/></text:p>
      <text:p text:style-name="P7"><text:span text:style-name="T3">2.</text:span><text:span text:style-name="T9">CLASIFICACIÓN POR NIVEL DE ABSTRACCIÓN</text:span></text:p>
      <text:p text:style-name="P8"><text:span text:style-name="T10">•</text:span><text:span text:style-name="T9">¿Que es el nivel de abstracción?</text:span></text:p>
      <text:p text:style-name="P9">-La abstracción se refiere a la capacidad de representar y manejar conceptos complejos de manera simplificada</text:p>
      <text:p text:style-name="P9"/>
      <text:p text:style-name="P9"><text:span text:style-name="T11">•</text:span><text:span text:style-name="T12">Proporciona ejemplos y explica las diferencias</text:span></text:p>
      <text:p text:style-name="P10">­-Lenguaje de bajo nivel: <text:span text:style-name="T9">Este lenguaje ejerce un control directo sobre el hardware y están condicionados por la estructura física de los ordenadores que lo soportan</text:span></text:p>
      <text:p text:style-name="P10"><text:span text:style-name="T9"><text:tab/></text:span>-<text:span text:style-name="T13">Características: </text:span><text:span text:style-name="T14">Es un código sencillo, adaptable, con instrucciones directas y de fácil <text:tab/>conversión que trabaja a una gran velocidad</text:span></text:p>
      <text:p text:style-name="P10"><text:span text:style-name="T9"><text:tab/></text:span>-Ejemplos:<text:span text:style-name="T9"> código binario, lenguaje máquina, lenguaje ensambladores</text:span></text:p>
      <text:p text:style-name="P10"><text:span text:style-name="T9"/></text:p>
      <text:p text:style-name="P11">-<text:span text:style-name="T13">Lenguaje de medio nivel: </text:span><text:span text:style-name="T15">se encuentra entre el de bajo nivel y el de alto nivel. Se beneficia de las ventajas de ambos y elimina o reduce los inconvenientes que cada uno tendría por separado.</text:span></text:p>
      <text:p text:style-name="P12" loext:marker-style-name="T16"><text:span text:style-name="T17">-Características: </text:span><text:span text:style-name="T18">Pueden ser entendidos tanto por los programadores como por las máquinas, estos se aplican para escribir instrucciones precisas para ordenadores <text:s/></text:span></text:p>
      <text:p text:style-name="P13"><text:tab/>-Ejemplos: <text:span text:style-name="T9">C basic, C++, Fort</text:span><text:span text:style-name="T19">r</text:span><text:span text:style-name="T9">an, Cobol, Lisp</text:span></text:p>
      <text:p text:style-name="P13"/>
      <text:p text:style-name="P14">-<text:span text:style-name="T20">Lenguaje de alto nivel:</text:span><text:span text:style-name="T19"> <text:s/>Un lenguaje de programación de alto nivel se caracteriza por expresar los algoritmos de una manera adecuada a la capacidad cognitiva humana, en lugar de la capacidad con que las máquinas lo ejecutan</text:span></text:p>
      <text:p text:style-name="P15" loext:marker-style-name="T21"><text:span text:style-name="T17">-Características:</text:span> <text:span text:style-name="T22">Lenguaje de alto nivel se refiere al nivel </text:span><text:bookmark text:name="_GoBack"/><text:span text:style-name="T22">más alto de abstracción de lenguaje de máquina</text:span></text:p>
      <text:p text:style-name="P14"><text:tab/>-Ejemplos: <text:span text:style-name="T9">Java, PHP, Python, JavaScript, C + +</text:span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4"><text:span text:style-name="T9"/></text:p>
      <text:p text:style-name="P16"><text:soft-page-break/><text:span text:style-name="T9">3.CLASIFICACIÓN POR FORMA DE EJECUCIÓN</text:span></text:p>
      <text:p text:style-name="P17"><text:span text:style-name="T9">•</text:span><text:span text:style-name="T23">Diferencia entre lenguajes compilados y lenguajes interpretados</text:span></text:p>
      <text:p text:style-name="P18">-Lenguajes compilados: <text:span text:style-name="T24">Estos lenguajes son convertidos directamente a código máquina que el procesador puede ejecutar, </text:span><text:span text:style-name="T25">estos suelen ser más rápidos y más eficientes al ejecutarse en comparación a los lenguajes interpretados</text:span></text:p>
      <text:p text:style-name="P18"><text:span text:style-name="T25"/></text:p>
      <text:p text:style-name="P18">-Lenguajes interpretados: <text:span text:style-name="T9">Estos lenguajes ejecutan linea por linea el programa y a su vez ejecutan cada comando, estos alguna vez fueron significativamente mas lentos que los lenguajes compilados</text:span></text:p>
      <text:p text:style-name="P18"><text:span text:style-name="T9"/></text:p>
      <text:p text:style-name="P19">4.CLASIFICACIÓN POR PARADIGMA DE PROGRAMACIÓN</text:p>
      <text:p text:style-name="P17"><text:span text:style-name="T9">•</text:span><text:span text:style-name="T23">¿</text:span><text:span text:style-name="T26">Que es un paradigma en el ámbito de la programación</text:span><text:span text:style-name="T23">?</text:span></text:p>
      <text:p text:style-name="P20"><text:span text:style-name="T9">-</text:span><text:span text:style-name="T27">Los paradigmas son métodos </text:span><text:span text:style-name="T28">de programación de software que sirven para resolver un problema de sistemas o para llegar a los resultados esperados</text:span></text:p>
      <text:p text:style-name="P20"><text:span text:style-name="T28"/></text:p>
      <text:p text:style-name="P21"><text:span text:style-name="T29">•</text:span><text:span text:style-name="T9">Explica los </text:span><text:span text:style-name="T30">tipo de </text:span><text:span text:style-name="T9">paradigmas y proporciona lenguajes a los que pertenecen</text:span></text:p>
      <text:p text:style-name="P22">-<text:span text:style-name="T31">Paradigma imperativo: </text:span><text:span text:style-name="T32">Es un método que permite desarrollar programas a través de procedimientos, este mediante una serie de instrucciones explica paso a paso como el código funciona y hace el proceso lo mas claro posible</text:span></text:p>
      <text:p text:style-name="P23"><text:span text:style-name="T33"><text:tab/>-</text:span><text:span text:style-name="T34">Lenguajes:</text:span><text:span text:style-name="T35"> </text:span><text:span text:style-name="T36">Pascal, Cobol, Fortram, RPG, C, </text:span><text:span text:style-name="T37">C++</text:span></text:p>
      <text:p text:style-name="P23"><text:span text:style-name="T36"/></text:p>
      <text:p text:style-name="P24"><text:span text:style-name="T38">-Paradigmas funcionales: </text:span><text:span text:style-name="T39">Este trabaja a través de determinadas funciones matemáticas, este se utiliza principalmente en el ámbito académico mas que comercial</text:span></text:p>
      <text:p text:style-name="P23"><text:span text:style-name="T36"><text:tab/></text:span><text:span text:style-name="T40">-</text:span><text:span text:style-name="T41">Lenguajes:</text:span><text:span text:style-name="T37"> Scala, Lisp, Clojure, Scheme, Ocaml, SAP y Standard ML </text:span></text:p>
      <text:p text:style-name="P23"><text:span text:style-name="T37"/></text:p>
      <text:p text:style-name="P24"><text:span text:style-name="T42">-</text:span><text:span text:style-name="T43">Paradigmas lógicos: </text:span><text:span text:style-name="T44">Este paradigma se basa en los conceptos de la lóica de la matematica ya que se basa en predicados que caracterizan o relacionan a los individuos involucrados y la deducción de las posibles respuestas a una determinada consulta</text:span></text:p>
      <text:p text:style-name="P23"><text:span text:style-name="T44"><text:tab/></text:span><text:span text:style-name="T45">-Lenguajes: </text:span><text:span text:style-name="T44">Racket, Clojure, Haskell, Python, JavaScript, Scala, Ruby, OCaml y PHP </text:span></text:p>
      <text:p text:style-name="P23"><text:span text:style-name="T45"/></text:p>
      <text:p text:style-name="P25"><text:span text:style-name="T44">­</text:span><text:span text:style-name="T45">-Paradigmas estructurados: </text:span><text:span text:style-name="T46">En la programación estructurada se utilizan únicamente tres tipos de estructuras: </text:span><text:span text:style-name="Strong_20_Emphasis"><text:span text:style-name="T46">secuencia</text:span></text:span><text:span text:style-name="T46">, </text:span><text:span text:style-name="Strong_20_Emphasis"><text:span text:style-name="T46">selección</text:span></text:span><text:span text:style-name="T46"> e </text:span><text:span text:style-name="Strong_20_Emphasis"><text:span text:style-name="T46">iteración</text:span></text:span><text:span text:style-name="T46"> </text:span></text:p>
      <text:p text:style-name="P25"><text:span text:style-name="T45"><text:tab/>-</text:span><text:span text:style-name="T47">Estructura secuencial:</text:span><text:span text:style-name="T48">La estructura secuencial es la que se da de forma natural en el <text:tab/>lenguaje, porque las sentencias se ejecutan en el orden en el que aparecen en el programa, es <text:tab/>decir, una detrás de la otra. </text:span></text:p>
      <text:p text:style-name="P25"><text:span text:style-name="T47"><text:tab/>-</text:span><text:span text:style-name="T49">Estructura de selección: </text:span><text:span text:style-name="T50"> La estructura condicional se basa en que una sentencia se ejecuta <text:tab/>según el valor que se le atribuye a una variable booleana. ¡Un pequeño inciso! Una variable <text:tab/>booleana es aquella que tiene dos valores posibles </text:span></text:p>
      <text:p text:style-name="P25"><text:span text:style-name="T50"><text:tab/></text:span><text:span text:style-name="T49">-Estructura de iteración: </text:span><text:span text:style-name="T50">La estructura de repetición ejecuta una o un conjunto de <text:tab/>sentencias siempre que una variable booleana sea verdadera. Para los bucles o iteraciones, <text:tab/>los lenguajes de programación usan las estructuras </text:span><text:span text:style-name="Strong_20_Emphasis"><text:span text:style-name="Emphasis"><text:span text:style-name="T50">while</text:span></text:span></text:span><text:span text:style-name="T50"> y </text:span><text:span text:style-name="Strong_20_Emphasis"><text:span text:style-name="Emphasis"><text:span text:style-name="T50">for</text:span></text:span></text:span><text:span text:style-name="T50">. </text:span></text:p>
      <text:p text:style-name="P26"><text:span text:style-name="T51"/></text:p>
      <text:p text:style-name="P25"><text:span text:style-name="T49">-Paradigma orientado a objetos: </text:span><text:span text:style-name="T51">Es un paradigma de la programación de computadores que tiene como objetivo el desarrollo computacional basado en una colección de objetos que están interrelacionados y trabajan conjuntamente para resolver un problema</text:span></text:p>
      <text:p text:style-name="P26"><text:span text:style-name="T51"/></text:p>
      <text:p text:style-name="P23"><text:span text:style-name="T52"/></text:p>
      <text:p text:style-name="P23"><text:span text:style-name="T52"/></text:p>
      <text:p text:style-name="P20"><text:span text:style-name="T27"/></text:p>
      <text:p text:style-name="P20"><text:span text:style-name="T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5:51:10.295000000</meta:creation-date>
    <dc:date>2024-10-04T15:50:53.062000000</dc:date>
    <meta:editing-duration>PT1H31M17S</meta:editing-duration>
    <meta:editing-cycles>35</meta:editing-cycles>
    <meta:generator>LibreOffice/24.8.0.3$Windows_X86_64 LibreOffice_project/0bdf1299c94fe897b119f97f3c613e9dca6be583</meta:generator>
    <meta:document-statistic meta:table-count="0" meta:image-count="0" meta:object-count="0" meta:page-count="2" meta:paragraph-count="39" meta:word-count="728" meta:character-count="4810" meta:non-whitespace-character-count="4095"/>
  </office:meta>
</office:document-meta>
</file>